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5000002A1918049EDC62FB0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1" style:family="text">
      <style:text-properties officeooo:rsid="000814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音楽ファイル管理ソフト<text:span text:style-name="T1">(MusicExplorer)</text:span></text:h>
      <text:p text:style-name="Standard"/>
      <text:p text:style-name="Standard"/>
      <text:p text:style-name="Standard"/>
      <text:p text:style-name="Standard"><draw:frame draw:style-name="fr1" draw:name="画像1" text:anchor-type="char" svg:width="17cm" svg:height="9.37cm" draw:z-index="0"><draw:image xlink:href="Pictures/10000000000004C5000002A1918049EDC62FB0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22:20:02.027000000</meta:creation-date>
    <dc:date>2022-09-26T22:25:34.811000000</dc:date>
    <meta:editing-duration>PT5M34S</meta:editing-duration>
    <meta:editing-cycles>2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" meta:word-count="12" meta:character-count="26" meta:non-whitespace-character-count="26"/>
  </office:meta>
</office:document-meta>
</file>